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# Pasta Controller - Projeto AlunoOnline API</text:h>
      <text:p text:style-name="Text_20_body"/>
      <text:p text:style-name="Text_20_body">Este diretório faz parte da API AlunoOnline, que utiliza o Spring Boot para gerenciar operações relacionadas à administração de alunos, professores, disciplinas e matrículas. A API foi desenvolvida seguindo os princípios de MVC (Model-View-Controller), sendo a camada Controller responsável por lidar com as requisições HTTP e direcioná-las para os serviços apropriados.</text:p>
      <text:p text:style-name="Text_20_body"/>
      <text:p text:style-name="Text_20_body">## Dependências Utilizadas no Controller</text:p>
      <text:p text:style-name="Text_20_body"/>
      <text:p text:style-name="Text_20_body">As classes da pasta `controller` utilizam diversas importações do Spring para configurar os endpoints da API. Abaixo estão as principais dependências:</text:p>
      <text:p text:style-name="Text_20_body"/>
      <text:p text:style-name="Text_20_body">- `@RestController`: Define que a classe é um controlador REST, gerando respostas no formato JSON ou XML.</text:p>
      <text:p text:style-name="Text_20_body">- `@RequestMapping`: Especifica o caminho base para os endpoints dessa classe.</text:p>
      <text:p text:style-name="Text_20_body">- `@PostMapping` / `@PatchMapping` / `@GetMapping`: Anotam os métodos que lidam com requisições HTTP (POST, PATCH e GET).</text:p>
      <text:p text:style-name="Text_20_body">- `@PathVariable`: Captura parâmetros da URL para serem utilizados no método.</text:p>
      <text:p text:style-name="Text_20_body">- `@RequestBody`: Converte o corpo da requisição em um objeto Java, usado para receber dados JSON ou XML enviados pelo cliente.</text:p>
      <text:p text:style-name="Text_20_body">- `@ResponseStatus`: Define o status HTTP que será retornado após a execução do método.</text:p>
      <text:p text:style-name="Text_20_body"/>
      <text:p text:style-name="Text_20_body">## Controladores e Suas Funções</text:p>
      <text:p text:style-name="Text_20_body"/>
      <text:p text:style-name="Text_20_body">### 1. **AlunoController**</text:p>
      <text:p text:style-name="Text_20_body"/>
      <text:p text:style-name="Text_20_body">**Responsabilidade**: <text:s/></text:p>
      <text:p text:style-name="Text_20_body">Gerencia operações sobre alunos, como criar, buscar, atualizar e deletar.</text:p>
      <text:p text:style-name="Text_20_body"/>
      <text:p text:style-name="Text_20_body">**Bibliotecas Utilizadas**: <text:s/></text:p>
      <text:p text:style-name="Text_20_body">- `@RestController` para definir endpoints REST.</text:p>
      <text:p text:style-name="Text_20_body">- `@Autowired` para injeção de dependência da camada de serviço.</text:p>
      <text:p text:style-name="Text_20_body">- `@RequestBody` e `@PathVariable` para processar dados das requisições.</text:p>
      <text:p text:style-name="Text_20_body"><text:soft-page-break/></text:p>
      <text:p text:style-name="Text_20_body">### 2. **DisciplinaController**</text:p>
      <text:p text:style-name="Text_20_body"/>
      <text:p text:style-name="Text_20_body">**Responsabilidade**: <text:s/></text:p>
      <text:p text:style-name="Text_20_body">Gerencia disciplinas, permitindo criar e buscar disciplinas por professor.</text:p>
      <text:p text:style-name="Text_20_body"/>
      <text:p text:style-name="Text_20_body">**Bibliotecas Utilizadas**: <text:s/></text:p>
      <text:p text:style-name="Text_20_body">- `@RestController` para criar endpoints relacionados a disciplinas.</text:p>
      <text:p text:style-name="Text_20_body">- `@GetMapping` e `@PostMapping` para manipulação de dados.</text:p>
      <text:p text:style-name="Text_20_body"/>
      <text:p text:style-name="Text_20_body">### 3. **MatriculaAlunoController**</text:p>
      <text:p text:style-name="Text_20_body"/>
      <text:p text:style-name="Text_20_body">**Responsabilidade**: <text:s/></text:p>
      <text:p text:style-name="Text_20_body">Gerencia matrículas, incluindo criação, atualização de notas e status, e geração de históricos acadêmicos.</text:p>
      <text:p text:style-name="Text_20_body"/>
      <text:p text:style-name="Text_20_body">**Bibliotecas Utilizadas**: <text:s/></text:p>
      <text:p text:style-name="Text_20_body">- `@PatchMapping` para operações parciais (atualização de notas e status).</text:p>
      <text:p text:style-name="Text_20_body">- `@ResponseStatus` para controlar os status HTTP retornados.</text:p>
      <text:p text:style-name="Text_20_body"/>
      <text:p text:style-name="Text_20_body">### 4. **ProfessorController**</text:p>
      <text:p text:style-name="Text_20_body"/>
      <text:p text:style-name="Text_20_body">**Responsabilidade**: <text:s/></text:p>
      <text:p text:style-name="Text_20_body">Gerencia professores, atualmente com suporte à criação de registros.</text:p>
      <text:p text:style-name="Text_20_body"/>
      <text:p text:style-name="Text_20_body">**Bibliotecas Utilizadas**: <text:s/></text:p>
      <text:p text:style-name="Text_20_body">- `@RequestBody` para receber os dados do professor no corpo da requisição.</text:p>
      <text:p text:style-name="Text_20_body">- `@PostMapping` para criar um novo professor.</text:p>
      <text:p text:style-name="Text_20_body"/>
      <text:p text:style-name="Text_20_body">## Resumo da Estrutura</text:p>
      <text:p text:style-name="Text_20_body"/>
      <text:p text:style-name="Text_20_body"><text:soft-page-break/>O projeto segue uma arquitetura modular organizada, com responsabilidades claramente definidas para cada camada. A camada **controller** se comunica diretamente com a camada **service**, garantindo que as regras de negócio e a lógica de persistência sejam mantidas fora dos controladores. Essa separação facilita a escalabilidade, manutenção e testes do sistema.</text:p>
      <text:p text:style-name="Text_20_body"/>
      <text:p text:style-name="Text_20_body">## Como Rodar o Projeto</text:p>
      <text:p text:style-name="Text_20_body"/>
      <text:p text:style-name="Text_20_body">1. Clone o repositório para sua máquina local.</text:p>
      <text:p text:style-name="Text_20_body">2. Certifique-se de ter o Java 11+ e o Spring Boot configurados.</text:p>
      <text:p text:style-name="Text_20_body">3. Compile o projeto com Maven ou Gradle:</text:p>
      <text:p text:style-name="Text_20_body"><text:s text:c="4"/>- Para Maven: `mvn clean install`</text:p>
      <text:p text:style-name="Text_20_body"><text:s text:c="4"/>- Para Gradle: `gradle build`</text:p>
      <text:p text:style-name="Text_20_body">4. Execute a aplicação conforme as instruções do projeto.</text:p>
      <text:p text:style-name="Text_20_body"/>
      <text:p text:style-name="Text_20_body">## Licença</text:p>
      <text:p text:style-name="Text_20_body"/>
      <text:p text:style-name="Text_20_body">Este projeto está licenciado sob a MIT License - consulte o arquivo LICENSE para mais detalh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3:54:35.503822176</meta:creation-date>
    <dc:date>2024-11-26T14:35:56.082367939</dc:date>
    <meta:editing-duration>PT1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450" meta:character-count="3238" meta:non-whitespace-character-count="2811"/>
  </office:meta>
</office:document-meta>
</file>